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812cm"/>
    </style:style>
    <style:style style:name="Tabla4.E" style:family="table-column">
      <style:table-column-properties style:column-width="2.49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8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4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5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0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1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7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15e59f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style:text-position="0% 100%" fo:letter-spacing="-0.016cm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5" style:family="text">
      <style:text-properties fo:font-size="6pt" fo:letter-spacing="-0.007cm" style:font-size-asian="6pt" style:font-size-complex="6pt"/>
    </style:style>
    <style:style style:name="T46" style:family="text">
      <style:text-properties fo:font-size="6pt" officeooo:rsid="00aac74e" style:font-size-asian="6pt" style:font-size-complex="6pt"/>
    </style:style>
    <style:style style:name="T47" style:family="text">
      <style:text-properties fo:letter-spacing="-0.007cm"/>
    </style:style>
    <style:style style:name="T48" style:family="text">
      <style:text-properties fo:font-size="12pt" fo:letter-spacing="-0.007cm" officeooo:rsid="00abd5d4" style:font-size-asian="12pt" style:font-size-complex="12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a2fee5"/>
    </style:style>
    <style:style style:name="T72" style:family="text">
      <style:text-properties officeooo:rsid="00a6d6bb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4pt" style:font-size-asian="4pt" style:font-size-complex="4pt"/>
    </style:style>
    <style:style style:name="T75" style:family="text">
      <style:text-properties officeooo:rsid="00de3fb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text-input text:description="&lt;formatLang(line.quantity)&gt;">25,45</text:text-input></text:p>
          </table:table-cell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span text:style-name="T74"><text:text-input text:description="&lt;for each=&quot;line2 in line.invoice_line_tax_id&quot;&gt;">F</text:text-input></text:span><text:span text:style-name="T73"><text:text-input text:description="&lt;line2.short_description&gt;">10,5%</text:text-input></text:span><text:span text:style-name="T74"><text:text-input text:description="&lt;/for&gt;">Ef</text:text-input></text:span></text:p>
          </table:table-cell>
          <table:table-cell table:style-name="Tabla4.A2" office:value-type="string">
            <text:p text:style-name="P71"><text:span text:style-name="T75"><text:text-input text:description="&lt;formatLang(line.printed_price_subtotal)&gt;">9.999.999,50</text:text-input></text:span></text:p>
          </table:table-cell>
        </table:table-row>
        <table:table-row table:style-name="Tabla4.3"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2.083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2.499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3.888cm"/>
    </style:style>
    <style:style style:name="Table2.C" style:family="table-column">
      <style:table-column-properties style:column-width="1.505cm"/>
    </style:style>
    <style:style style:name="Table2.D" style:family="table-column">
      <style:table-column-properties style:column-width="2.709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15e59f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1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2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officeooo:rsid="008f8dcf" style:font-weight-asian="normal" style:font-weight-complex="normal"/>
    </style:style>
    <style:style style:name="MT53" style:family="text">
      <style:text-properties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officeooo:rsid="00a2fee5"/>
    </style:style>
    <style:style style:name="MT6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7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8" style:family="text">
      <style:text-properties fo:color="#221f1f" style:text-position="0% 100%" fo:letter-spacing="-0.016cm"/>
    </style:style>
    <style:style style:name="MT69" style:family="text">
      <style:text-properties officeooo:rsid="00de3fb5"/>
    </style:style>
    <style:style style:name="MT70" style:family="text">
      <style:text-properties officeooo:rsid="00a6d6bb"/>
    </style:style>
    <style:style style:name="MT71" style:family="text">
      <style:text-properties fo:font-weight="normal" style:font-weight-asian="normal" style:font-weight-complex="normal"/>
    </style:style>
    <style:style style:name="MT72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/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4"><text:span text:style-name="MT14">Tel: </text:span><text:span text:style-name="MT14"><text:placeholder text:placeholder-type="text">&lt;company.partner_id.phone&gt;</text:placeholder></text:span><text:span text:style-name="MT14"> <text:s/></text:span></text:p>
              <text:p text:style-name="MP14"><text:span text:style-name="MT14"><text:placeholder text:placeholder-type="text">&lt;company.partner_id.email&gt;</text:placeholder></text:span><text:span text:style-name="MT14"> <text:s/></text:span><text:span text:style-name="MT14"><text:placeholder text:placeholder-type="text">&lt;company.website&gt;</text:placeholder></text:span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pan text:style-name="MT24"><text:s/></text:span><text:span text:style-name="MT25">Cliente</text:span><text:span text:style-name="MT26">:</text:span><text:span text:style-name="MT27"> </text:span><text:span text:style-name="MT28"><text:placeholder text:placeholder-type="text">&lt;o.partner_id.commercial_partner_id.name&gt;</text:placeholder></text:span></text:p>
              <text:p text:style-name="MP21"/>
              <text:p text:style-name="MP22"><text:span text:style-name="MT29">Dirección</text:span><text:span text:style-name="MT30">: </text:span><text:span text:style-name="MT31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3"><text:span text:style-name="MT32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/>
              <text:p text:style-name="MP25"><text:span text:style-name="MT32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6"/>
              <text:p text:style-name="MP27"><text:span text:style-name="MT33"><text:placeholder text:placeholder-type="text">&lt;if test="o.partner_id.parent_id"&gt;</text:placeholder></text:span><text:span text:style-name="MT34">Enviar a</text:span><text:span text:style-name="MT28">: </text:span><text:span text:style-name="MT28"><text:placeholder text:placeholder-type="text">&lt;o.partner_id.name&gt;</text:placeholder></text:span><text:span text:style-name="MT28"> - </text:span><text:span text:style-name="MT35"><text:placeholder text:placeholder-type="text">&lt;partner_address(o.partner_id)&gt;</text:placeholder></text:span><text:span text:style-name="MT28"><text:placeholder text:placeholder-type="text">&lt;/if&gt;</text:placeholder></text:span></text:p>
              <text:p text:style-name="MP28"/>
              <text:p text:style-name="MP27"><text:span text:style-name="MT36"><text:placeholder text:placeholder-type="text">&lt;o.afip_incoterm_id and 'Incoterms:' or ''&gt;</text:placeholder></text:span><text:span text:style-name="MT36"> </text:span><text:span text:style-name="MT28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29"><text:span text:style-name="MT37">Cond IVA</text:span><text:span text:style-name="MT26">:</text:span><text:span text:style-name="MT27"> </text:span><text:span text:style-name="MT28"><text:placeholder text:placeholder-type="text">&lt;o.partner_id.commercial_partner_id.responsability_id.name&gt;</text:placeholder></text:span></text:p>
              <text:p text:style-name="MP30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1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2"><text:span text:style-name="MT45"><text:text-input text:description="&lt;if test=&quot;print_commercial&quot;&gt;">IF2</text:text-input></text:span><text:span text:style-name="MT46">Vendedor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3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 if x.date_maturity])&gt;">$4400</text:text-input></text:span></text:p>
              <text:p text:style-name="MP34"><text:span text:style-name="MT52"><text:text-input text:description="&lt;o.afip_concept in ['2', '3', '4'] and &quot;Fecha servicio:&quot;&gt;">Fecha Servicio:</text:text-input></text:span><text:span text:style-name="MT52"> 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2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35"><text:span text:style-name="MT56">Nota</text:span><text:span text:style-name="MT57">: </text:span><text:span text:style-name="MT58"><text:placeholder text:placeholder-type="text">&lt;o.reference&gt;</text:placeholder></text:span></text:p>
              <text:p text:style-name="MP36"><text:span text:style-name="MT59">Importes expresados en </text:span><text:span text:style-name="MT60"><text:text-input text:description="&lt;o.currency_id.name or o.company_id.currency_id.name&gt;">rate</text:text-input></text:span><text:span text:style-name="MT59"> </text:span><text:span text:style-name="MT61"><text:text-input text:description="&lt;if test=&quot;o.currency_id != o.company_id.currency_id&quot;&gt;">IF2</text:text-input></text:span><text:span text:style-name="MT61">- </text:span><text:span text:style-name="MT59">Tipo de cambio:</text:span><text:span text:style-name="MT62"> </text:span><text:span text:style-name="MT63">$</text:span><text:span text:style-name="MT60"><text:text-input text:description="&lt;o.currency_rate&gt;">rate</text:text-input></text:span><text:span text:style-name="MT61"> </text:span><text:span text:style-name="MT61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7">Cantidad</text:p>
            </table:table-cell>
            <table:table-cell table:style-name="Table1.A1" office:value-type="string">
              <text:p text:style-name="MP38">Descripción</text:p>
            </table:table-cell>
            <table:table-cell table:style-name="Table1.C1" office:value-type="string">
              <text:p text:style-name="MP39">P. <text:span text:style-name="MT64">Unitario</text:span></text:p>
            </table:table-cell>
            <table:table-cell table:style-name="Table1.D1" office:value-type="string">
              <text:p text:style-name="MP40">%<text:span text:style-name="MT65">I.V.A.</text:span></text:p>
            </table:table-cell>
            <table:table-cell table:style-name="Table1.E1" office:value-type="string">
              <text:p text:style-name="MP41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3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4"><text:span text:style-name="MT66"><text:placeholder text:placeholder-type="text">&lt;if test="o.comment"&gt;</text:placeholder></text:span>OBSERVACIONES: <text:span text:style-name="MT67"><text:placeholder text:placeholder-type="text">&lt;o.comment&gt;</text:placeholder></text:span><text:span text:style-name="MT67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5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5"/>
            </table:table-cell>
            <table:table-cell table:style-name="Table2.B3" office:value-type="string">
              <text:p text:style-name="MP46">SUBTOTAL <text:span text:style-name="MT68"><text:text-input text:description="&lt;o.currency_id.symbol&gt;">USD</text:text-input></text:span></text:p>
            </table:table-cell>
            <table:table-cell table:style-name="Table2.C3" office:value-type="string">
              <text:p text:style-name="MP47"/>
            </table:table-cell>
            <table:table-cell table:style-name="Table2.C3" office:value-type="string">
              <text:p text:style-name="MP48"><text:span text:style-name="MT69"><text:text-input text:description="&lt;formatLang(o.printed_amount_untaxed)&gt;">9.999.999,99</text:text-input></text:span></text:p>
            </table:table-cell>
          </table:table-row>
          <table:table-row>
            <table:table-cell table:style-name="Table2.A1" office:value-type="string">
              <text:p text:style-name="MP45"/>
            </table:table-cell>
            <table:table-cell table:style-name="Table2.B4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e2.C4" office:value-type="string">
              <text:p text:style-name="MP52"><text:text-input text:description="&lt;for each=&quot;line in o.printed_tax_ids&quot;&gt;">For each line</text:text-input></text:p>
              <text:p text:style-name="MP53"><text:text-input text:description="&lt;formatLang(line.base)&gt;">99.999,99</text:text-input></text:p>
              <text:p text:style-name="MP54"><text:text-input text:description="&lt;/for&gt;">End For</text:text-input></text:p>
            </table:table-cell>
            <table:table-cell table:style-name="Table2.C4" office:value-type="string">
              <text:p text:style-name="MP55"><text:text-input text:description="&lt;for each=&quot;line in o.printed_tax_ids&quot;&gt;">For each line</text:text-input></text:p>
              <text:p text:style-name="MP56"><text:span text:style-name="MT69"><text:text-input text:description="&lt;formatLang(line.amount)&gt;">9.999.999,99</text:text-input></text:span></text:p>
              <text:p text:style-name="MP57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5"/>
            </table:table-cell>
            <table:table-cell table:style-name="Table2.B4" office:value-type="string">
              <text:p text:style-name="MP58">T<text:span text:style-name="MT70">OTAL</text:span> <text:span text:style-name="MT68"><text:text-input text:description="&lt;o.currency_id.symbol&gt;">USD</text:text-input></text:span></text:p>
            </table:table-cell>
            <table:table-cell table:style-name="Table2.C4" office:value-type="string">
              <text:p text:style-name="MP59"/>
            </table:table-cell>
            <table:table-cell table:style-name="Table2.C4" office:value-type="string">
              <text:p text:style-name="MP60"><text:span text:style-name="MT69">9.9</text:span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1"><text:span text:style-name="MT71">Son:</text:span> <text:span text:style-name="MT72"><text:placeholder text:placeholder-type="text">&lt;o.currency_id.name or o.company_id.currency_id.name&gt;</text:placeholder></text:span><text:span text:style-name="MT72"> </text:span><text:span text:style-name="MT72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5"><text:span text:style-name="MT73">CAE: </text:span><text:span text:style-name="MT73"><text:placeholder text:placeholder-type="text">&lt;o.afip_cae&gt;</text:placeholder></text:span><text:span text:style-name="MT73"> - Fecha Vto. CAE: </text:span><text:span text:style-name="MT73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2"><draw:frame draw:style-name="Mfr3" draw:name="image: asimage(o.afip_barcode_img)" text:anchor-type="paragraph" svg:y="-0.82cm" svg:width="6.364cm" draw:z-index="2"><draw:text-box fo:min-height="0.744cm"><text:p text:style-name="MP63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4"/>
        <text:p text:style-name="MP64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1T13:19:42.576424035</dc:date>
    <meta:editing-duration>P2DT9H44M26S</meta:editing-duration>
    <meta:editing-cycles>450</meta:editing-cycles>
    <meta:generator>LibreOffice/5.1.6.2$Linux_X86_64 LibreOffice_project/10m0$Build-2</meta:generator>
    <meta:document-statistic meta:table-count="6" meta:image-count="0" meta:object-count="0" meta:page-count="1" meta:paragraph-count="60" meta:word-count="303" meta:character-count="1846" meta:non-whitespace-character-count="1749"/>
  </office:meta>
</office:document-meta>
</file>